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fo:min-height="1.25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6.972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472cm" fo:min-width="16.47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8.972cm" fo:min-width="16.472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1.267cm" svg:x="4.5cm" svg:y="1.5cm">
          <draw:text-box>
            <text:p text:style-name="P1"><text:span text:style-name="T1">Converter Application</text:span></text:p>
          </draw:text-box>
        </draw:frame>
        <draw:custom-shape draw:style-name="gr2" draw:text-style-name="P3" draw:layer="layout" svg:width="7.5cm" svg:height="1cm" svg:x="11.5cm" svg:y="4.75cm">
          <text:p text:style-name="P2"><text:span text:style-name="T2">Choose Conversion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2cm" svg:y="4.75cm">
          <text:p text:style-name="P2"><text:span text:style-name="T2">Conversion Type Cho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2cm" svg:y="6.75cm">
          <text:p text:style-name="P2"><text:span text:style-name="T2">Select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11.5cm" svg:y="6.75cm">
          <text:p text:style-name="P2"><text:span text:style-name="T2">Choose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2cm" svg:y="8.75cm">
          <text:p text:style-name="P2"><text:span text:style-name="T2">Enter 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11.5cm" svg:y="8.75cm">
          <text:p text:style-name="P2"><text:span text:style-name="T2">Slider with valu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2cm" svg:y="10.75cm">
          <text:p text:style-name="P2"><text:span text:style-name="T2">Choose degree of accurac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cm" svg:height="1cm" svg:x="11.5cm" svg:y="10.75cm">
          <text:p text:style-name="P2"><text:span text:style-name="T2">Slider with valu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4.75cm" svg:x="2cm" svg:y="12.75cm">
          <text:p text:style-name="P2"><text:span text:style-name="T2">Instructions for 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cm" svg:height="9.25cm" svg:x="2cm" svg:y="18.5cm">
          <text:p text:style-name="P2"><text:span text:style-name="T2">Logo Im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17T18:20:43.480000000</dc:date>
    <meta:editing-duration>PT5M16S</meta:editing-duration>
    <meta:editing-cycles>3</meta:editing-cycles>
    <meta:generator>LibreOffice/7.2.5.2$Windows_X86_64 LibreOffice_project/499f9727c189e6ef3471021d6132d4c694f357e5</meta:generator>
    <meta:document-statistic meta:object-count="11"/>
  </office:meta>
</office:document-meta>
</file>